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ubtitle">
      <style:paragraph-properties fo:margin-top="0cm" fo:margin-bottom="0.353cm" loext:contextual-spacing="false" fo:line-height="115%" fo:text-align="justify" style:justify-single-word="false" fo:break-before="auto" fo:break-after="auto" style:writing-mode="lr-tb"/>
    </style:style>
    <style:style style:name="P2" style:family="paragraph" style:parent-style-name="Standard">
      <style:paragraph-properties fo:margin-top="0cm" fo:margin-bottom="0.353cm" loext:contextual-spacing="false" fo:line-height="115%" fo:text-align="justify" style:justify-single-word="false" fo:break-before="auto" fo:break-after="auto" style:writing-mode="lr-tb"/>
    </style:style>
    <style:style style:name="P3" style:family="paragraph" style:parent-style-name="Standard">
      <style:paragraph-properties fo:margin-left="0cm" fo:margin-right="0cm" fo:margin-top="0cm" fo:margin-bottom="0.353cm" loext:contextual-spacing="false" fo:line-height="115%" fo:text-align="justify" style:justify-single-word="false" fo:text-indent="0cm" style:auto-text-indent="false" fo:break-before="auto" fo:break-after="auto" style:writing-mode="lr-tb"/>
    </style:style>
    <style:style style:name="P4" style:family="paragraph" style:parent-style-name="Heading_20_2">
      <style:paragraph-properties fo:margin-top="0cm" fo:margin-bottom="0.353cm" loext:contextual-spacing="false" fo:line-height="115%" fo:text-align="justify" style:justify-single-word="false" fo:break-before="auto" fo:break-after="auto" style:writing-mode="lr-tb"/>
    </style:style>
    <style:style style:name="P5" style:family="paragraph" style:parent-style-name="Title" style:master-page-name="Standard">
      <style:paragraph-properties fo:line-height="115%" fo:text-align="justify" style:justify-single-word="false" style:page-number="auto" fo:break-before="auto" fo:break-after="auto" style:writing-mode="lr-tb"/>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h.9awbp47fd3dd"/>Cahan Uczy i Bawi</text:p>
      <text:p text:style-name="P1"><text:bookmark text:name="h.7v23jjdiiwnj"/>Smutek i Mrok</text:p>
      <text:p text:style-name="P2">Witam was ponownie, tym razem w najpewniej ostatniej części poradnika Cahan Uczy i Bawi. Mnie jako autorce z jednej strony trochę smutno rozstawać się z tą serią, ale z drugiej czuję wielką ulgę, jako że pisanie tego stanowiło dla mnie swego rodzaju wyzwanie. Kwestią, którą dzisiaj poruszę są opowiadania otagowane jako [dark] i [sad]. Nie nazwałabym ich trudnymi, jednakże zadziwiająco często faktycznie przedstawiają sobą mrok i rozpacz.</text:p>
      <text:p text:style-name="P2">Ciężko jednoznacznie powiedzieć, dlaczego tak w gruncie rzeczy proste typy fanfików uchodzą za trudne. Prawdopodobnie składa się na to parę czynników, takich jak tendencja początkujących pisarzy do przesadzania <text:s/>z niektórymi rzeczami. Już na wstępie zaznaczam, że pisanie smutnych lub mrocznych opowiadań nie polega na wrzuceniu motywów sieroctwa, zemsty, kosza od dziewczyny, czarnego alikorna i Kuby Rozpruwacza. To gra klimatem i konstrukcją zdań. Zabawa w subtelność i umiar.</text:p>
      <text:h text:style-name="P4" text:outline-level="10"><text:bookmark text:name="h.b8dce1lqftz3"/>Mroczne fanfiki</text:h>
      <text:p text:style-name="P2">Czym jest mrok? Klimatem, niczym więcej i niczym mniej. Można z tym tagiem stworzyć zarówno komedię, relację z wojny, jak i fanfik traktujący o chorobie. [Dark] nie wymaga ton flaków i krwi, są one tutaj wręcz zbędne. Zamknijcie oczy i pomyślcie o czymś mrocznym. Każdy z nas zobaczy co innego i tak dla mnie będą to: osnute mgłą lasy i pola, stare cmentarze, Wrocław nocą, wnętrze mojej szafy oraz niektóre katedry na uczelni. Jednakże może to się wydać dziwne, ale da się pisać o nasłonecznionych łąkach pełnych kwiatów, nie pisać o żadnej przemocy, a i tak stworzyć coś w mrocznych klimatach. Poniżej wstawię dwa krótkie fragmenty, oba pochodzące z fanfików z tagiem [dark]. Jeden z nich jest czarną komedią, drugi czymś dużo poważniejszym.</text:p>
      <text:p text:style-name="P2">„Upewniwszy się, że pozostawił po sobie porządek, Gifted Hoof opuścił prosektorium i raźnym krokiem wracał do domu, rad z tego, że zrobił dobry uczynek. Na uczelni zawsze brakowało świeżych zwłok i pierwszy rok uczył się na czymś, co prawdopodobnie pamiętało powstanie Nightmare Moon, a wyglądem przypominało wymiociny kota. Co prawda supełki na nerwach będą musieli już porobić sami, podobnie jak usunąć niektóre naczynia krwionośne”.</text:p>
      <text:p text:style-name="P3">„Umarli powrócili do świata. W ten jeden dzień roku krążyli wśród żywych, choć ci, za wyjątkiem wybranych, nie mogli ich zobaczyć. Niczym srebrzyste cienie przemykali wśród drzew w poszukiwaniu ciepła i tych, którzy jeszcze nie odeszli do Krainy Wiecznego Lata. Nie weszli między chaty, nie tym razem. Od lat mało kto chętnie by ich ugościł. Teraz ci, którzy pamiętali, przyszli do nich”.</text:p>
      <text:p text:style-name="P2"><text:s/>W pierwszym przypadku mamy do czynienia z topornym, groteskowym stylem, który wręcz nie pasuje do tekstu o oprawianiu zwłok, jednakże jest to zabieg celowy. Przyrównałabym tu tego rodzaju zabieg do filmów Tima Burtona, które są jednocześnie mroczne, klimatyczne i przedstawiają wszystkie strachy w wręcz komiczny sposób. Po prostu osiągniemy to, pisząc o rzeczach raczej smutnych i strasznych w sposób sugerujący, że są one zabawne. Oczywiście nie należy przesadzać i wciskać humoru na siłę.</text:p>
      <text:p text:style-name="P2"><text:soft-page-break/>Co do drugiego fragmentu – efekt mrocznego klimatu został osiągnięty w zupełnie inny sposób, który określiłabym mianem dużo bardziej subtelnego. Kreśli się opisy, które mają sprawić, że czytelnik przeniesie się do świata pełnego cieni i czegoś niepokojącego. W takim przypadku szczególnie ważne są stylistyka i odpowiednie operowanie określeniami.</text:p>
      <text:p text:style-name="P2">Ale czy to by wyczerpywało temat? Absolutnie nie! Być może słyszeliście o takim gatunku jak dark fantasy, do którego należy choćby popularny Wiedźmin. Czym charakteryzuje się taki tekst? Mrocznym, brudnym światem. Zapchanym rynsztokiem, cuchnącym miastem, chorobą, głodem i miejscami, gdzie każdy chce bohatera zabić bądź chociaż okraść.</text:p>
      <text:p text:style-name="P2">Nie bez powodu w tym samym odcinku postanowiłam omówić obydwa tagi, ponieważ [sad] i [dark] bardzo dobrze się ze sobą łączą. Bo czyż rozpacz nie jest czymś mrocznym? Czy klęski i nieszczęścia nie wywołują łez? No właśnie… Na dodatek czytelnicy lubią tego typu teksty, szczególnie jeśli odpowiednio poprowadzi się część wyciskającą łzy.</text:p>
      <text:h text:style-name="P4" text:outline-level="10"><text:bookmark text:name="h.6san9kou2mv9"/>Kryształowa, samotna łza</text:h>
      <text:p text:style-name="P2">No właśnie, tutaj też często pisarze przesadzają, tworząc smutek poprzez używanie pretensjonalnych określeń czy klisz. Bez wątpienia nie stworzymy bohatera budzącego współczucie, tworząc sieroty, którym zupełnie nic nie wychodzi w życiu, pani w szkole ich nienawidzi, babcię zabili kosmici, a koledzy gnoją każdego dnia. Taka postać najczęściej jest idealna albo niesamowicie marudna i wkurzająca. Ot, typowa Mary Sue w wersji emo. Dlatego ilość kataklizmów i problemów lepiej mocno ograniczyć. Powiem więcej – jeden to idealna liczba. Pamiętajcie, że żeby czytelnik mógł postaci współczuć, to bohater powinien być w miarę realistyczny.</text:p>
      <text:p text:style-name="P2">Jednym z najlepszych smutnych fanfików, jakie czytałam, było „Five Hundred Little Murders”, które na język polski przetłumaczył aTOM. Główna bohaterka jest zimną suczą. Jest wredna, złośliwa i ma z natury paskudny charakter, czego autor nie próbował ukrywać. A mimo wszystko czytelnik jej współczuje. Bo Flitter, gdyż to o niej jest to opowiadanie, jest przy tym bardzo ludzka i ma wielki, choć zarazem zwyczajny problem, z którym pewnie spotkała się większość z was. Mianowicie choruje jej ukochane zwierzątko.</text:p>
      <text:p text:style-name="P2">Tak, mało rzeczy potrafi nas tak poruszyć jak choroby i śmierć bliskich nam istot. Podobnie reagujemy na cierpienie bezbronnych, gdyż to leży w naszej naturze. Zadaniem pisarza jest znajomość ludzkiej psychiki, gdyż to pozwoli mu zręcznie manipulować emocjami czytelnika. Co jednak z sytuacją, kiedy chcemy pisać o czymś bardziej wzniosłym niż śmierć psa, choroba matki, osierocone źrebię? Otóż wciąż musimy pamiętać, że nawet księżniczka alikornów, która idzie przez pustynię, a jej świat umiera, jest przede wszystkim kucykiem, a nie chodzącym ideałem. To właśnie nieistnienie ideału sprawia, że możemy poczuć smutek wylewający się z perypetii papierowej postaci.</text:p>
      <text:p text:style-name="P2">A sama stylizacja tekstu? Cóż, musimy odpowiednio dobrać konstrukcję zdań. Zastanówmy się, jakim wysiłkiem jest mówienie i myślenie dla osoby pogrążonej w smutku i wyciągnijmy pewne wnioski. Nadmiernie długie zdania zwyczajnie nie pasują. Nie mówię, że powinniśmy pisać same zdania proste czy wręcz używać ich sporo, ale zbyt długie zdania wielokrotnie złożone są tu naszym wrogiem. Jeśli zaś skupiamy się stricte na emocjach, a nie na ogólnej atmosferze, to możemy podarować sobie bogate opisy. Oczywiście nie zwalnia to nas z ich <text:soft-page-break/>pisania. Po prostu nie należy się zbytnio skupiać na szczegółach. Ogółem – nie odwracajmy uwagi czytelnika od najważniejszych spraw.</text:p>
      <text:h text:style-name="P4" text:outline-level="10"><text:bookmark text:name="h.htq2s7c4k6bj"/>Przeminęło z tryfidem</text:h>
      <text:p text:style-name="P2">Tak gwoli zakończenia serii mam do was jeszcze parę słów. Brzmią one tak: piszcie, popełniajcie błędy i wyciągajcie z nich wnioski. Czytajcie i analizujcie dzieła innych. Rozkładajcie własne opowiadania na czynniki pierwsze tylko po to, byście sami wiedzieli, co dokładnie chcieliście osiągnąć (i nie mam tu na myśli setki komentarzy ani tłumów napalonych fanek). Nie bójcie się eksperymentować i wystawiać swoich tworów na widok publiczny, ale przede wszystkim odkryjcie przyjemność płynącą z samego procesu doskonalenia się w sztuce pisarskiej.</text:p>
      <text:p text:style-name="P2"/>
      <text:p text:style-name="P2">Obrazki:</text:p>
      <text:p text:style-name="P2"><text:a xlink:type="simple" xlink:href="http://ncmares.deviantart.com/art/Study-Up-Study-Hard-577246090?q=favby%3ACahandariella%2F61164104&amp;qo=5" text:style-name="Internet_20_link" text:visited-style-name="Visited_20_Internet_20_Link">http</text:a><text:a xlink:type="simple" xlink:href="http://ncmares.deviantart.com/art/Study-Up-Study-Hard-577246090?q=favby%3ACahandariella%2F61164104&amp;qo=5" text:style-name="Internet_20_link" text:visited-style-name="Visited_20_Internet_20_Link">://</text:a><text:a xlink:type="simple" xlink:href="http://ncmares.deviantart.com/art/Study-Up-Study-Hard-577246090?q=favby%3ACahandariella%2F61164104&amp;qo=5" text:style-name="Internet_20_link" text:visited-style-name="Visited_20_Internet_20_Link">ncmares</text:a><text:a xlink:type="simple" xlink:href="http://ncmares.deviantart.com/art/Study-Up-Study-Hard-577246090?q=favby%3ACahandariella%2F61164104&amp;qo=5" text:style-name="Internet_20_link" text:visited-style-name="Visited_20_Internet_20_Link">.</text:a><text:a xlink:type="simple" xlink:href="http://ncmares.deviantart.com/art/Study-Up-Study-Hard-577246090?q=favby%3ACahandariella%2F61164104&amp;qo=5" text:style-name="Internet_20_link" text:visited-style-name="Visited_20_Internet_20_Link">deviantart</text:a><text:a xlink:type="simple" xlink:href="http://ncmares.deviantart.com/art/Study-Up-Study-Hard-577246090?q=favby%3ACahandariella%2F61164104&amp;qo=5" text:style-name="Internet_20_link" text:visited-style-name="Visited_20_Internet_20_Link">.</text:a><text:a xlink:type="simple" xlink:href="http://ncmares.deviantart.com/art/Study-Up-Study-Hard-577246090?q=favby%3ACahandariella%2F61164104&amp;qo=5" text:style-name="Internet_20_link" text:visited-style-name="Visited_20_Internet_20_Link">com</text:a><text:a xlink:type="simple" xlink:href="http://ncmares.deviantart.com/art/Study-Up-Study-Hard-577246090?q=favby%3ACahandariella%2F61164104&amp;qo=5" text:style-name="Internet_20_link" text:visited-style-name="Visited_20_Internet_20_Link">/</text:a><text:a xlink:type="simple" xlink:href="http://ncmares.deviantart.com/art/Study-Up-Study-Hard-577246090?q=favby%3ACahandariella%2F61164104&amp;qo=5" text:style-name="Internet_20_link" text:visited-style-name="Visited_20_Internet_20_Link">art</text:a><text:a xlink:type="simple" xlink:href="http://ncmares.deviantart.com/art/Study-Up-Study-Hard-577246090?q=favby%3ACahandariella%2F61164104&amp;qo=5" text:style-name="Internet_20_link" text:visited-style-name="Visited_20_Internet_20_Link">/</text:a><text:a xlink:type="simple" xlink:href="http://ncmares.deviantart.com/art/Study-Up-Study-Hard-577246090?q=favby%3ACahandariella%2F61164104&amp;qo=5" text:style-name="Internet_20_link" text:visited-style-name="Visited_20_Internet_20_Link">Study</text:a><text:a xlink:type="simple" xlink:href="http://ncmares.deviantart.com/art/Study-Up-Study-Hard-577246090?q=favby%3ACahandariella%2F61164104&amp;qo=5" text:style-name="Internet_20_link" text:visited-style-name="Visited_20_Internet_20_Link">-</text:a><text:a xlink:type="simple" xlink:href="http://ncmares.deviantart.com/art/Study-Up-Study-Hard-577246090?q=favby%3ACahandariella%2F61164104&amp;qo=5" text:style-name="Internet_20_link" text:visited-style-name="Visited_20_Internet_20_Link">Up</text:a><text:a xlink:type="simple" xlink:href="http://ncmares.deviantart.com/art/Study-Up-Study-Hard-577246090?q=favby%3ACahandariella%2F61164104&amp;qo=5" text:style-name="Internet_20_link" text:visited-style-name="Visited_20_Internet_20_Link">-</text:a><text:a xlink:type="simple" xlink:href="http://ncmares.deviantart.com/art/Study-Up-Study-Hard-577246090?q=favby%3ACahandariella%2F61164104&amp;qo=5" text:style-name="Internet_20_link" text:visited-style-name="Visited_20_Internet_20_Link">Study</text:a><text:a xlink:type="simple" xlink:href="http://ncmares.deviantart.com/art/Study-Up-Study-Hard-577246090?q=favby%3ACahandariella%2F61164104&amp;qo=5" text:style-name="Internet_20_link" text:visited-style-name="Visited_20_Internet_20_Link">-</text:a><text:a xlink:type="simple" xlink:href="http://ncmares.deviantart.com/art/Study-Up-Study-Hard-577246090?q=favby%3ACahandariella%2F61164104&amp;qo=5" text:style-name="Internet_20_link" text:visited-style-name="Visited_20_Internet_20_Link">Hard</text:a><text:a xlink:type="simple" xlink:href="http://ncmares.deviantart.com/art/Study-Up-Study-Hard-577246090?q=favby%3ACahandariella%2F61164104&amp;qo=5" text:style-name="Internet_20_link" text:visited-style-name="Visited_20_Internet_20_Link">-577246090?</text:a><text:a xlink:type="simple" xlink:href="http://ncmares.deviantart.com/art/Study-Up-Study-Hard-577246090?q=favby%3ACahandariella%2F61164104&amp;qo=5" text:style-name="Internet_20_link" text:visited-style-name="Visited_20_Internet_20_Link">q</text:a><text:a xlink:type="simple" xlink:href="http://ncmares.deviantart.com/art/Study-Up-Study-Hard-577246090?q=favby%3ACahandariella%2F61164104&amp;qo=5" text:style-name="Internet_20_link" text:visited-style-name="Visited_20_Internet_20_Link">=</text:a><text:a xlink:type="simple" xlink:href="http://ncmares.deviantart.com/art/Study-Up-Study-Hard-577246090?q=favby%3ACahandariella%2F61164104&amp;qo=5" text:style-name="Internet_20_link" text:visited-style-name="Visited_20_Internet_20_Link">favby</text:a><text:a xlink:type="simple" xlink:href="http://ncmares.deviantart.com/art/Study-Up-Study-Hard-577246090?q=favby%3ACahandariella%2F61164104&amp;qo=5" text:style-name="Internet_20_link" text:visited-style-name="Visited_20_Internet_20_Link">%3</text:a><text:a xlink:type="simple" xlink:href="http://ncmares.deviantart.com/art/Study-Up-Study-Hard-577246090?q=favby%3ACahandariella%2F61164104&amp;qo=5" text:style-name="Internet_20_link" text:visited-style-name="Visited_20_Internet_20_Link">ACahandariella</text:a><text:a xlink:type="simple" xlink:href="http://ncmares.deviantart.com/art/Study-Up-Study-Hard-577246090?q=favby%3ACahandariella%2F61164104&amp;qo=5" text:style-name="Internet_20_link" text:visited-style-name="Visited_20_Internet_20_Link">%2</text:a><text:a xlink:type="simple" xlink:href="http://ncmares.deviantart.com/art/Study-Up-Study-Hard-577246090?q=favby%3ACahandariella%2F61164104&amp;qo=5" text:style-name="Internet_20_link" text:visited-style-name="Visited_20_Internet_20_Link">F</text:a><text:a xlink:type="simple" xlink:href="http://ncmares.deviantart.com/art/Study-Up-Study-Hard-577246090?q=favby%3ACahandariella%2F61164104&amp;qo=5" text:style-name="Internet_20_link" text:visited-style-name="Visited_20_Internet_20_Link">61164104&amp;</text:a><text:a xlink:type="simple" xlink:href="http://ncmares.deviantart.com/art/Study-Up-Study-Hard-577246090?q=favby%3ACahandariella%2F61164104&amp;qo=5" text:style-name="Internet_20_link" text:visited-style-name="Visited_20_Internet_20_Link">qo</text:a><text:a xlink:type="simple" xlink:href="http://ncmares.deviantart.com/art/Study-Up-Study-Hard-577246090?q=favby%3ACahandariella%2F61164104&amp;qo=5" text:style-name="Internet_20_link" text:visited-style-name="Visited_20_Internet_20_Link">=5</text:a></text:p>
      <text:p text:style-name="P2"><text:a xlink:type="simple" xlink:href="http://rain-gear.deviantart.com/art/Were-Celestia-555601136?q=favby%3ACahandariella%2F66942895&amp;qo=5" text:style-name="Internet_20_link" text:visited-style-name="Visited_20_Internet_20_Link">http</text:a><text:a xlink:type="simple" xlink:href="http://rain-gear.deviantart.com/art/Were-Celestia-555601136?q=favby%3ACahandariella%2F66942895&amp;qo=5" text:style-name="Internet_20_link" text:visited-style-name="Visited_20_Internet_20_Link">://</text:a><text:a xlink:type="simple" xlink:href="http://rain-gear.deviantart.com/art/Were-Celestia-555601136?q=favby%3ACahandariella%2F66942895&amp;qo=5" text:style-name="Internet_20_link" text:visited-style-name="Visited_20_Internet_20_Link">rain</text:a><text:a xlink:type="simple" xlink:href="http://rain-gear.deviantart.com/art/Were-Celestia-555601136?q=favby%3ACahandariella%2F66942895&amp;qo=5" text:style-name="Internet_20_link" text:visited-style-name="Visited_20_Internet_20_Link">-</text:a><text:a xlink:type="simple" xlink:href="http://rain-gear.deviantart.com/art/Were-Celestia-555601136?q=favby%3ACahandariella%2F66942895&amp;qo=5" text:style-name="Internet_20_link" text:visited-style-name="Visited_20_Internet_20_Link">gear</text:a><text:a xlink:type="simple" xlink:href="http://rain-gear.deviantart.com/art/Were-Celestia-555601136?q=favby%3ACahandariella%2F66942895&amp;qo=5" text:style-name="Internet_20_link" text:visited-style-name="Visited_20_Internet_20_Link">.</text:a><text:a xlink:type="simple" xlink:href="http://rain-gear.deviantart.com/art/Were-Celestia-555601136?q=favby%3ACahandariella%2F66942895&amp;qo=5" text:style-name="Internet_20_link" text:visited-style-name="Visited_20_Internet_20_Link">deviantart</text:a><text:a xlink:type="simple" xlink:href="http://rain-gear.deviantart.com/art/Were-Celestia-555601136?q=favby%3ACahandariella%2F66942895&amp;qo=5" text:style-name="Internet_20_link" text:visited-style-name="Visited_20_Internet_20_Link">.</text:a><text:a xlink:type="simple" xlink:href="http://rain-gear.deviantart.com/art/Were-Celestia-555601136?q=favby%3ACahandariella%2F66942895&amp;qo=5" text:style-name="Internet_20_link" text:visited-style-name="Visited_20_Internet_20_Link">com</text:a><text:a xlink:type="simple" xlink:href="http://rain-gear.deviantart.com/art/Were-Celestia-555601136?q=favby%3ACahandariella%2F66942895&amp;qo=5" text:style-name="Internet_20_link" text:visited-style-name="Visited_20_Internet_20_Link">/</text:a><text:a xlink:type="simple" xlink:href="http://rain-gear.deviantart.com/art/Were-Celestia-555601136?q=favby%3ACahandariella%2F66942895&amp;qo=5" text:style-name="Internet_20_link" text:visited-style-name="Visited_20_Internet_20_Link">art</text:a><text:a xlink:type="simple" xlink:href="http://rain-gear.deviantart.com/art/Were-Celestia-555601136?q=favby%3ACahandariella%2F66942895&amp;qo=5" text:style-name="Internet_20_link" text:visited-style-name="Visited_20_Internet_20_Link">/</text:a><text:a xlink:type="simple" xlink:href="http://rain-gear.deviantart.com/art/Were-Celestia-555601136?q=favby%3ACahandariella%2F66942895&amp;qo=5" text:style-name="Internet_20_link" text:visited-style-name="Visited_20_Internet_20_Link">Were</text:a><text:a xlink:type="simple" xlink:href="http://rain-gear.deviantart.com/art/Were-Celestia-555601136?q=favby%3ACahandariella%2F66942895&amp;qo=5" text:style-name="Internet_20_link" text:visited-style-name="Visited_20_Internet_20_Link">-</text:a><text:a xlink:type="simple" xlink:href="http://rain-gear.deviantart.com/art/Were-Celestia-555601136?q=favby%3ACahandariella%2F66942895&amp;qo=5" text:style-name="Internet_20_link" text:visited-style-name="Visited_20_Internet_20_Link">Celestia</text:a><text:a xlink:type="simple" xlink:href="http://rain-gear.deviantart.com/art/Were-Celestia-555601136?q=favby%3ACahandariella%2F66942895&amp;qo=5" text:style-name="Internet_20_link" text:visited-style-name="Visited_20_Internet_20_Link">-555601136?</text:a><text:a xlink:type="simple" xlink:href="http://rain-gear.deviantart.com/art/Were-Celestia-555601136?q=favby%3ACahandariella%2F66942895&amp;qo=5" text:style-name="Internet_20_link" text:visited-style-name="Visited_20_Internet_20_Link">q</text:a><text:a xlink:type="simple" xlink:href="http://rain-gear.deviantart.com/art/Were-Celestia-555601136?q=favby%3ACahandariella%2F66942895&amp;qo=5" text:style-name="Internet_20_link" text:visited-style-name="Visited_20_Internet_20_Link">=</text:a><text:a xlink:type="simple" xlink:href="http://rain-gear.deviantart.com/art/Were-Celestia-555601136?q=favby%3ACahandariella%2F66942895&amp;qo=5" text:style-name="Internet_20_link" text:visited-style-name="Visited_20_Internet_20_Link">favby</text:a><text:a xlink:type="simple" xlink:href="http://rain-gear.deviantart.com/art/Were-Celestia-555601136?q=favby%3ACahandariella%2F66942895&amp;qo=5" text:style-name="Internet_20_link" text:visited-style-name="Visited_20_Internet_20_Link">%3</text:a><text:a xlink:type="simple" xlink:href="http://rain-gear.deviantart.com/art/Were-Celestia-555601136?q=favby%3ACahandariella%2F66942895&amp;qo=5" text:style-name="Internet_20_link" text:visited-style-name="Visited_20_Internet_20_Link">ACahandariella</text:a><text:a xlink:type="simple" xlink:href="http://rain-gear.deviantart.com/art/Were-Celestia-555601136?q=favby%3ACahandariella%2F66942895&amp;qo=5" text:style-name="Internet_20_link" text:visited-style-name="Visited_20_Internet_20_Link">%2</text:a><text:a xlink:type="simple" xlink:href="http://rain-gear.deviantart.com/art/Were-Celestia-555601136?q=favby%3ACahandariella%2F66942895&amp;qo=5" text:style-name="Internet_20_link" text:visited-style-name="Visited_20_Internet_20_Link">F</text:a><text:a xlink:type="simple" xlink:href="http://rain-gear.deviantart.com/art/Were-Celestia-555601136?q=favby%3ACahandariella%2F66942895&amp;qo=5" text:style-name="Internet_20_link" text:visited-style-name="Visited_20_Internet_20_Link">66942895&amp;</text:a><text:a xlink:type="simple" xlink:href="http://rain-gear.deviantart.com/art/Were-Celestia-555601136?q=favby%3ACahandariella%2F66942895&amp;qo=5" text:style-name="Internet_20_link" text:visited-style-name="Visited_20_Internet_20_Link">qo</text:a><text:a xlink:type="simple" xlink:href="http://rain-gear.deviantart.com/art/Were-Celestia-555601136?q=favby%3ACahandariella%2F66942895&amp;qo=5" text:style-name="Internet_20_link" text:visited-style-name="Visited_20_Internet_20_Link">=5</text:a></text:p>
      <text:p text:style-name="P2"><text:a xlink:type="simple" xlink:href="http://tsitra360.deviantart.com/art/Zecoras-Brew-557909343?q=favby%3ACahandariella%2F66942895&amp;qo=1" text:style-name="Internet_20_link" text:visited-style-name="Visited_20_Internet_20_Link">http</text:a><text:a xlink:type="simple" xlink:href="http://tsitra360.deviantart.com/art/Zecoras-Brew-557909343?q=favby%3ACahandariella%2F66942895&amp;qo=1" text:style-name="Internet_20_link" text:visited-style-name="Visited_20_Internet_20_Link">://</text:a><text:a xlink:type="simple" xlink:href="http://tsitra360.deviantart.com/art/Zecoras-Brew-557909343?q=favby%3ACahandariella%2F66942895&amp;qo=1" text:style-name="Internet_20_link" text:visited-style-name="Visited_20_Internet_20_Link">tsitra</text:a><text:a xlink:type="simple" xlink:href="http://tsitra360.deviantart.com/art/Zecoras-Brew-557909343?q=favby%3ACahandariella%2F66942895&amp;qo=1" text:style-name="Internet_20_link" text:visited-style-name="Visited_20_Internet_20_Link">360.</text:a><text:a xlink:type="simple" xlink:href="http://tsitra360.deviantart.com/art/Zecoras-Brew-557909343?q=favby%3ACahandariella%2F66942895&amp;qo=1" text:style-name="Internet_20_link" text:visited-style-name="Visited_20_Internet_20_Link">deviantart</text:a><text:a xlink:type="simple" xlink:href="http://tsitra360.deviantart.com/art/Zecoras-Brew-557909343?q=favby%3ACahandariella%2F66942895&amp;qo=1" text:style-name="Internet_20_link" text:visited-style-name="Visited_20_Internet_20_Link">.</text:a><text:a xlink:type="simple" xlink:href="http://tsitra360.deviantart.com/art/Zecoras-Brew-557909343?q=favby%3ACahandariella%2F66942895&amp;qo=1" text:style-name="Internet_20_link" text:visited-style-name="Visited_20_Internet_20_Link">com</text:a><text:a xlink:type="simple" xlink:href="http://tsitra360.deviantart.com/art/Zecoras-Brew-557909343?q=favby%3ACahandariella%2F66942895&amp;qo=1" text:style-name="Internet_20_link" text:visited-style-name="Visited_20_Internet_20_Link">/</text:a><text:a xlink:type="simple" xlink:href="http://tsitra360.deviantart.com/art/Zecoras-Brew-557909343?q=favby%3ACahandariella%2F66942895&amp;qo=1" text:style-name="Internet_20_link" text:visited-style-name="Visited_20_Internet_20_Link">art</text:a><text:a xlink:type="simple" xlink:href="http://tsitra360.deviantart.com/art/Zecoras-Brew-557909343?q=favby%3ACahandariella%2F66942895&amp;qo=1" text:style-name="Internet_20_link" text:visited-style-name="Visited_20_Internet_20_Link">/</text:a><text:a xlink:type="simple" xlink:href="http://tsitra360.deviantart.com/art/Zecoras-Brew-557909343?q=favby%3ACahandariella%2F66942895&amp;qo=1" text:style-name="Internet_20_link" text:visited-style-name="Visited_20_Internet_20_Link">Zecoras</text:a><text:a xlink:type="simple" xlink:href="http://tsitra360.deviantart.com/art/Zecoras-Brew-557909343?q=favby%3ACahandariella%2F66942895&amp;qo=1" text:style-name="Internet_20_link" text:visited-style-name="Visited_20_Internet_20_Link">-</text:a><text:a xlink:type="simple" xlink:href="http://tsitra360.deviantart.com/art/Zecoras-Brew-557909343?q=favby%3ACahandariella%2F66942895&amp;qo=1" text:style-name="Internet_20_link" text:visited-style-name="Visited_20_Internet_20_Link">Brew</text:a><text:a xlink:type="simple" xlink:href="http://tsitra360.deviantart.com/art/Zecoras-Brew-557909343?q=favby%3ACahandariella%2F66942895&amp;qo=1" text:style-name="Internet_20_link" text:visited-style-name="Visited_20_Internet_20_Link">-557909343?</text:a><text:a xlink:type="simple" xlink:href="http://tsitra360.deviantart.com/art/Zecoras-Brew-557909343?q=favby%3ACahandariella%2F66942895&amp;qo=1" text:style-name="Internet_20_link" text:visited-style-name="Visited_20_Internet_20_Link">q</text:a><text:a xlink:type="simple" xlink:href="http://tsitra360.deviantart.com/art/Zecoras-Brew-557909343?q=favby%3ACahandariella%2F66942895&amp;qo=1" text:style-name="Internet_20_link" text:visited-style-name="Visited_20_Internet_20_Link">=</text:a><text:a xlink:type="simple" xlink:href="http://tsitra360.deviantart.com/art/Zecoras-Brew-557909343?q=favby%3ACahandariella%2F66942895&amp;qo=1" text:style-name="Internet_20_link" text:visited-style-name="Visited_20_Internet_20_Link">favby</text:a><text:a xlink:type="simple" xlink:href="http://tsitra360.deviantart.com/art/Zecoras-Brew-557909343?q=favby%3ACahandariella%2F66942895&amp;qo=1" text:style-name="Internet_20_link" text:visited-style-name="Visited_20_Internet_20_Link">%3</text:a><text:a xlink:type="simple" xlink:href="http://tsitra360.deviantart.com/art/Zecoras-Brew-557909343?q=favby%3ACahandariella%2F66942895&amp;qo=1" text:style-name="Internet_20_link" text:visited-style-name="Visited_20_Internet_20_Link">ACahandariella</text:a><text:a xlink:type="simple" xlink:href="http://tsitra360.deviantart.com/art/Zecoras-Brew-557909343?q=favby%3ACahandariella%2F66942895&amp;qo=1" text:style-name="Internet_20_link" text:visited-style-name="Visited_20_Internet_20_Link">%2</text:a><text:a xlink:type="simple" xlink:href="http://tsitra360.deviantart.com/art/Zecoras-Brew-557909343?q=favby%3ACahandariella%2F66942895&amp;qo=1" text:style-name="Internet_20_link" text:visited-style-name="Visited_20_Internet_20_Link">F</text:a><text:a xlink:type="simple" xlink:href="http://tsitra360.deviantart.com/art/Zecoras-Brew-557909343?q=favby%3ACahandariella%2F66942895&amp;qo=1" text:style-name="Internet_20_link" text:visited-style-name="Visited_20_Internet_20_Link">66942895&amp;</text:a><text:a xlink:type="simple" xlink:href="http://tsitra360.deviantart.com/art/Zecoras-Brew-557909343?q=favby%3ACahandariella%2F66942895&amp;qo=1" text:style-name="Internet_20_link" text:visited-style-name="Visited_20_Internet_20_Link">qo</text:a><text:a xlink:type="simple" xlink:href="http://tsitra360.deviantart.com/art/Zecoras-Brew-557909343?q=favby%3ACahandariella%2F66942895&amp;qo=1" text:style-name="Internet_20_link" text:visited-style-name="Visited_20_Internet_20_Link">=1</text:a></text:p>
      <text:p text:style-name="P2"><text:a xlink:type="simple" xlink:href="http://nadnerbd.deviantart.com/art/Candlelight-565500735?q=favby%3ACahandariella%2F66942895&amp;qo=3" text:style-name="Internet_20_link" text:visited-style-name="Visited_20_Internet_20_Link">http</text:a><text:a xlink:type="simple" xlink:href="http://nadnerbd.deviantart.com/art/Candlelight-565500735?q=favby%3ACahandariella%2F66942895&amp;qo=3" text:style-name="Internet_20_link" text:visited-style-name="Visited_20_Internet_20_Link">://</text:a><text:a xlink:type="simple" xlink:href="http://nadnerbd.deviantart.com/art/Candlelight-565500735?q=favby%3ACahandariella%2F66942895&amp;qo=3" text:style-name="Internet_20_link" text:visited-style-name="Visited_20_Internet_20_Link">nadnerbd</text:a><text:a xlink:type="simple" xlink:href="http://nadnerbd.deviantart.com/art/Candlelight-565500735?q=favby%3ACahandariella%2F66942895&amp;qo=3" text:style-name="Internet_20_link" text:visited-style-name="Visited_20_Internet_20_Link">.</text:a><text:a xlink:type="simple" xlink:href="http://nadnerbd.deviantart.com/art/Candlelight-565500735?q=favby%3ACahandariella%2F66942895&amp;qo=3" text:style-name="Internet_20_link" text:visited-style-name="Visited_20_Internet_20_Link">deviantart</text:a><text:a xlink:type="simple" xlink:href="http://nadnerbd.deviantart.com/art/Candlelight-565500735?q=favby%3ACahandariella%2F66942895&amp;qo=3" text:style-name="Internet_20_link" text:visited-style-name="Visited_20_Internet_20_Link">.</text:a><text:a xlink:type="simple" xlink:href="http://nadnerbd.deviantart.com/art/Candlelight-565500735?q=favby%3ACahandariella%2F66942895&amp;qo=3" text:style-name="Internet_20_link" text:visited-style-name="Visited_20_Internet_20_Link">com</text:a><text:a xlink:type="simple" xlink:href="http://nadnerbd.deviantart.com/art/Candlelight-565500735?q=favby%3ACahandariella%2F66942895&amp;qo=3" text:style-name="Internet_20_link" text:visited-style-name="Visited_20_Internet_20_Link">/</text:a><text:a xlink:type="simple" xlink:href="http://nadnerbd.deviantart.com/art/Candlelight-565500735?q=favby%3ACahandariella%2F66942895&amp;qo=3" text:style-name="Internet_20_link" text:visited-style-name="Visited_20_Internet_20_Link">art</text:a><text:a xlink:type="simple" xlink:href="http://nadnerbd.deviantart.com/art/Candlelight-565500735?q=favby%3ACahandariella%2F66942895&amp;qo=3" text:style-name="Internet_20_link" text:visited-style-name="Visited_20_Internet_20_Link">/</text:a><text:a xlink:type="simple" xlink:href="http://nadnerbd.deviantart.com/art/Candlelight-565500735?q=favby%3ACahandariella%2F66942895&amp;qo=3" text:style-name="Internet_20_link" text:visited-style-name="Visited_20_Internet_20_Link">Candlelight</text:a><text:a xlink:type="simple" xlink:href="http://nadnerbd.deviantart.com/art/Candlelight-565500735?q=favby%3ACahandariella%2F66942895&amp;qo=3" text:style-name="Internet_20_link" text:visited-style-name="Visited_20_Internet_20_Link">-565500735?</text:a><text:a xlink:type="simple" xlink:href="http://nadnerbd.deviantart.com/art/Candlelight-565500735?q=favby%3ACahandariella%2F66942895&amp;qo=3" text:style-name="Internet_20_link" text:visited-style-name="Visited_20_Internet_20_Link">q</text:a><text:a xlink:type="simple" xlink:href="http://nadnerbd.deviantart.com/art/Candlelight-565500735?q=favby%3ACahandariella%2F66942895&amp;qo=3" text:style-name="Internet_20_link" text:visited-style-name="Visited_20_Internet_20_Link">=</text:a><text:a xlink:type="simple" xlink:href="http://nadnerbd.deviantart.com/art/Candlelight-565500735?q=favby%3ACahandariella%2F66942895&amp;qo=3" text:style-name="Internet_20_link" text:visited-style-name="Visited_20_Internet_20_Link">favby</text:a><text:a xlink:type="simple" xlink:href="http://nadnerbd.deviantart.com/art/Candlelight-565500735?q=favby%3ACahandariella%2F66942895&amp;qo=3" text:style-name="Internet_20_link" text:visited-style-name="Visited_20_Internet_20_Link">%3</text:a><text:a xlink:type="simple" xlink:href="http://nadnerbd.deviantart.com/art/Candlelight-565500735?q=favby%3ACahandariella%2F66942895&amp;qo=3" text:style-name="Internet_20_link" text:visited-style-name="Visited_20_Internet_20_Link">ACahandariella</text:a><text:a xlink:type="simple" xlink:href="http://nadnerbd.deviantart.com/art/Candlelight-565500735?q=favby%3ACahandariella%2F66942895&amp;qo=3" text:style-name="Internet_20_link" text:visited-style-name="Visited_20_Internet_20_Link">%2</text:a><text:a xlink:type="simple" xlink:href="http://nadnerbd.deviantart.com/art/Candlelight-565500735?q=favby%3ACahandariella%2F66942895&amp;qo=3" text:style-name="Internet_20_link" text:visited-style-name="Visited_20_Internet_20_Link">F</text:a><text:a xlink:type="simple" xlink:href="http://nadnerbd.deviantart.com/art/Candlelight-565500735?q=favby%3ACahandariella%2F66942895&amp;qo=3" text:style-name="Internet_20_link" text:visited-style-name="Visited_20_Internet_20_Link">66942895&amp;</text:a><text:a xlink:type="simple" xlink:href="http://nadnerbd.deviantart.com/art/Candlelight-565500735?q=favby%3ACahandariella%2F66942895&amp;qo=3" text:style-name="Internet_20_link" text:visited-style-name="Visited_20_Internet_20_Link">qo</text:a><text:a xlink:type="simple" xlink:href="http://nadnerbd.deviantart.com/art/Candlelight-565500735?q=favby%3ACahandariella%2F66942895&amp;qo=3" text:style-name="Internet_20_link" text:visited-style-name="Visited_20_Internet_20_Link">=3</text:a></text:p>
      <text:p text:style-name="P2"><text:a xlink:type="simple" xlink:href="http://tsitra360.deviantart.com/art/Moonlight-Night-569675633?q=favby%3ACahandariella%2F66942895&amp;qo=2" text:style-name="Internet_20_link" text:visited-style-name="Visited_20_Internet_20_Link">http</text:a><text:a xlink:type="simple" xlink:href="http://tsitra360.deviantart.com/art/Moonlight-Night-569675633?q=favby%3ACahandariella%2F66942895&amp;qo=2" text:style-name="Internet_20_link" text:visited-style-name="Visited_20_Internet_20_Link">://</text:a><text:a xlink:type="simple" xlink:href="http://tsitra360.deviantart.com/art/Moonlight-Night-569675633?q=favby%3ACahandariella%2F66942895&amp;qo=2" text:style-name="Internet_20_link" text:visited-style-name="Visited_20_Internet_20_Link">tsitra</text:a><text:a xlink:type="simple" xlink:href="http://tsitra360.deviantart.com/art/Moonlight-Night-569675633?q=favby%3ACahandariella%2F66942895&amp;qo=2" text:style-name="Internet_20_link" text:visited-style-name="Visited_20_Internet_20_Link">360.</text:a><text:a xlink:type="simple" xlink:href="http://tsitra360.deviantart.com/art/Moonlight-Night-569675633?q=favby%3ACahandariella%2F66942895&amp;qo=2" text:style-name="Internet_20_link" text:visited-style-name="Visited_20_Internet_20_Link">deviantart</text:a><text:a xlink:type="simple" xlink:href="http://tsitra360.deviantart.com/art/Moonlight-Night-569675633?q=favby%3ACahandariella%2F66942895&amp;qo=2" text:style-name="Internet_20_link" text:visited-style-name="Visited_20_Internet_20_Link">.</text:a><text:a xlink:type="simple" xlink:href="http://tsitra360.deviantart.com/art/Moonlight-Night-569675633?q=favby%3ACahandariella%2F66942895&amp;qo=2" text:style-name="Internet_20_link" text:visited-style-name="Visited_20_Internet_20_Link">com</text:a><text:a xlink:type="simple" xlink:href="http://tsitra360.deviantart.com/art/Moonlight-Night-569675633?q=favby%3ACahandariella%2F66942895&amp;qo=2" text:style-name="Internet_20_link" text:visited-style-name="Visited_20_Internet_20_Link">/</text:a><text:a xlink:type="simple" xlink:href="http://tsitra360.deviantart.com/art/Moonlight-Night-569675633?q=favby%3ACahandariella%2F66942895&amp;qo=2" text:style-name="Internet_20_link" text:visited-style-name="Visited_20_Internet_20_Link">art</text:a><text:a xlink:type="simple" xlink:href="http://tsitra360.deviantart.com/art/Moonlight-Night-569675633?q=favby%3ACahandariella%2F66942895&amp;qo=2" text:style-name="Internet_20_link" text:visited-style-name="Visited_20_Internet_20_Link">/</text:a><text:a xlink:type="simple" xlink:href="http://tsitra360.deviantart.com/art/Moonlight-Night-569675633?q=favby%3ACahandariella%2F66942895&amp;qo=2" text:style-name="Internet_20_link" text:visited-style-name="Visited_20_Internet_20_Link">Moonlight</text:a><text:a xlink:type="simple" xlink:href="http://tsitra360.deviantart.com/art/Moonlight-Night-569675633?q=favby%3ACahandariella%2F66942895&amp;qo=2" text:style-name="Internet_20_link" text:visited-style-name="Visited_20_Internet_20_Link">-</text:a><text:a xlink:type="simple" xlink:href="http://tsitra360.deviantart.com/art/Moonlight-Night-569675633?q=favby%3ACahandariella%2F66942895&amp;qo=2" text:style-name="Internet_20_link" text:visited-style-name="Visited_20_Internet_20_Link">Night</text:a><text:a xlink:type="simple" xlink:href="http://tsitra360.deviantart.com/art/Moonlight-Night-569675633?q=favby%3ACahandariella%2F66942895&amp;qo=2" text:style-name="Internet_20_link" text:visited-style-name="Visited_20_Internet_20_Link">-569675633?</text:a><text:a xlink:type="simple" xlink:href="http://tsitra360.deviantart.com/art/Moonlight-Night-569675633?q=favby%3ACahandariella%2F66942895&amp;qo=2" text:style-name="Internet_20_link" text:visited-style-name="Visited_20_Internet_20_Link">q</text:a><text:a xlink:type="simple" xlink:href="http://tsitra360.deviantart.com/art/Moonlight-Night-569675633?q=favby%3ACahandariella%2F66942895&amp;qo=2" text:style-name="Internet_20_link" text:visited-style-name="Visited_20_Internet_20_Link">=</text:a><text:a xlink:type="simple" xlink:href="http://tsitra360.deviantart.com/art/Moonlight-Night-569675633?q=favby%3ACahandariella%2F66942895&amp;qo=2" text:style-name="Internet_20_link" text:visited-style-name="Visited_20_Internet_20_Link">favby</text:a><text:a xlink:type="simple" xlink:href="http://tsitra360.deviantart.com/art/Moonlight-Night-569675633?q=favby%3ACahandariella%2F66942895&amp;qo=2" text:style-name="Internet_20_link" text:visited-style-name="Visited_20_Internet_20_Link">%3</text:a><text:a xlink:type="simple" xlink:href="http://tsitra360.deviantart.com/art/Moonlight-Night-569675633?q=favby%3ACahandariella%2F66942895&amp;qo=2" text:style-name="Internet_20_link" text:visited-style-name="Visited_20_Internet_20_Link">ACahandariella</text:a><text:a xlink:type="simple" xlink:href="http://tsitra360.deviantart.com/art/Moonlight-Night-569675633?q=favby%3ACahandariella%2F66942895&amp;qo=2" text:style-name="Internet_20_link" text:visited-style-name="Visited_20_Internet_20_Link">%2</text:a><text:a xlink:type="simple" xlink:href="http://tsitra360.deviantart.com/art/Moonlight-Night-569675633?q=favby%3ACahandariella%2F66942895&amp;qo=2" text:style-name="Internet_20_link" text:visited-style-name="Visited_20_Internet_20_Link">F</text:a><text:a xlink:type="simple" xlink:href="http://tsitra360.deviantart.com/art/Moonlight-Night-569675633?q=favby%3ACahandariella%2F66942895&amp;qo=2" text:style-name="Internet_20_link" text:visited-style-name="Visited_20_Internet_20_Link">66942895&amp;</text:a><text:a xlink:type="simple" xlink:href="http://tsitra360.deviantart.com/art/Moonlight-Night-569675633?q=favby%3ACahandariella%2F66942895&amp;qo=2" text:style-name="Internet_20_link" text:visited-style-name="Visited_20_Internet_20_Link">qo</text:a><text:a xlink:type="simple" xlink:href="http://tsitra360.deviantart.com/art/Moonlight-Night-569675633?q=favby%3ACahandariella%2F66942895&amp;qo=2" text:style-name="Internet_20_link" text:visited-style-name="Visited_20_Internet_20_Link">=2</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initial-creator/>
    <meta:editing-cycles>2</meta:editing-cycles>
    <dc:date>2015-12-20T17:21:35.019000000</dc:date>
    <meta:editing-duration>PT20M4S</meta:editing-duration>
    <meta:document-statistic meta:table-count="0" meta:image-count="0" meta:object-count="0" meta:page-count="3" meta:paragraph-count="25" meta:word-count="1063" meta:character-count="7613" meta:non-whitespace-character-count="6570"/>
  </office:meta>
</office:document-meta>
</file>